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f0f5" officeooo:paragraph-rsid="0018f0f5"/>
    </style:style>
    <style:style style:name="P2" style:family="paragraph" style:parent-style-name="Standard">
      <style:paragraph-properties fo:line-height="100%"/>
      <style:text-properties officeooo:rsid="0018f0f5" officeooo:paragraph-rsid="0018f0f5"/>
    </style:style>
    <style:style style:name="P3" style:family="paragraph" style:parent-style-name="Standard">
      <style:paragraph-properties fo:line-height="100%"/>
      <style:text-properties officeooo:rsid="0018f0f5" officeooo:paragraph-rsid="001aca6f"/>
    </style:style>
    <style:style style:name="P4" style:family="paragraph" style:parent-style-name="Standard">
      <style:paragraph-properties fo:line-height="100%"/>
      <style:text-properties officeooo:rsid="0018f0f5" officeooo:paragraph-rsid="00203704"/>
    </style:style>
    <style:style style:name="P5" style:family="paragraph" style:parent-style-name="Standard">
      <style:paragraph-properties fo:line-height="100%"/>
      <style:text-properties officeooo:rsid="0018f0f5" officeooo:paragraph-rsid="002161d7"/>
    </style:style>
    <style:style style:name="P6" style:family="paragraph" style:parent-style-name="Standard">
      <style:paragraph-properties fo:line-height="100%"/>
      <style:text-properties officeooo:rsid="0018f0f5" officeooo:paragraph-rsid="00236f2f"/>
    </style:style>
    <style:style style:name="P7" style:family="paragraph" style:parent-style-name="Standard">
      <style:paragraph-properties fo:line-height="100%"/>
      <style:text-properties officeooo:rsid="001bd283" officeooo:paragraph-rsid="001bd283"/>
    </style:style>
    <style:style style:name="P8" style:family="paragraph" style:parent-style-name="Standard">
      <style:paragraph-properties fo:line-height="100%"/>
      <style:text-properties officeooo:rsid="001bd283" officeooo:paragraph-rsid="001f7c99"/>
    </style:style>
    <style:style style:name="P9" style:family="paragraph" style:parent-style-name="Standard">
      <style:paragraph-properties fo:line-height="100%"/>
      <style:text-properties officeooo:rsid="001bd283" officeooo:paragraph-rsid="002161d7"/>
    </style:style>
    <style:style style:name="P10" style:family="paragraph" style:parent-style-name="Standard">
      <style:paragraph-properties fo:line-height="100%"/>
      <style:text-properties officeooo:rsid="001bd283" officeooo:paragraph-rsid="0021c38d"/>
    </style:style>
    <style:style style:name="P11" style:family="paragraph" style:parent-style-name="Standard">
      <style:paragraph-properties fo:line-height="100%"/>
      <style:text-properties officeooo:rsid="001bd283" officeooo:paragraph-rsid="00236f2f"/>
    </style:style>
    <style:style style:name="P12" style:family="paragraph" style:parent-style-name="Standard">
      <style:text-properties style:text-underline-style="solid" style:text-underline-width="auto" style:text-underline-color="font-color" officeooo:rsid="0018f0f5" officeooo:paragraph-rsid="0018f0f5"/>
    </style:style>
    <style:style style:name="P13" style:family="paragraph" style:parent-style-name="Standard">
      <style:text-properties style:text-underline-style="solid" style:text-underline-width="auto" style:text-underline-color="font-color" officeooo:rsid="0018f0f5" officeooo:paragraph-rsid="00236f2f"/>
    </style:style>
    <style:style style:name="P14" style:family="paragraph" style:parent-style-name="Standard">
      <style:paragraph-properties fo:line-height="100%"/>
      <style:text-properties style:text-underline-style="solid" style:text-underline-width="auto" style:text-underline-color="font-color" officeooo:rsid="001bd283" officeooo:paragraph-rsid="001bd283"/>
    </style:style>
    <style:style style:name="P15" style:family="paragraph" style:parent-style-name="Standard">
      <style:paragraph-properties fo:line-height="100%"/>
      <style:text-properties style:text-underline-style="solid" style:text-underline-width="auto" style:text-underline-color="font-color" officeooo:rsid="001bd283" officeooo:paragraph-rsid="00236f2f"/>
    </style:style>
    <style:style style:name="P16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rsid="00203704" officeooo:paragraph-rsid="00203704" style:font-weight-asian="bold" style:font-weight-complex="bold"/>
    </style:style>
    <style:style style:name="P17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rsid="00203704" officeooo:paragraph-rsid="00236f2f" style:font-weight-asian="bold" style:font-weight-complex="bold"/>
    </style:style>
    <style:style style:name="P18" style:family="paragraph" style:parent-style-name="Standard">
      <style:paragraph-properties fo:line-height="100%"/>
      <style:text-properties style:text-underline-style="solid" style:text-underline-width="auto" style:text-underline-color="font-color" officeooo:rsid="0021c38d" officeooo:paragraph-rsid="0021c38d"/>
    </style:style>
    <style:style style:name="P19" style:family="paragraph" style:parent-style-name="Standard">
      <style:paragraph-properties fo:line-height="100%"/>
      <style:text-properties style:text-underline-style="solid" style:text-underline-width="auto" style:text-underline-color="font-color" officeooo:rsid="0021c38d" officeooo:paragraph-rsid="00236f2f"/>
    </style:style>
    <style:style style:name="P20" style:family="paragraph" style:parent-style-name="Standard">
      <style:paragraph-properties fo:line-height="100%"/>
      <style:text-properties style:text-underline-style="solid" style:text-underline-width="auto" style:text-underline-color="font-color" officeooo:rsid="00236f2f" officeooo:paragraph-rsid="00236f2f"/>
    </style:style>
    <style:style style:name="P21" style:family="paragraph" style:parent-style-name="Standard">
      <style:text-properties fo:color="#000000" style:text-underline-style="solid" style:text-underline-width="auto" style:text-underline-color="font-color" fo:font-weight="bold" officeooo:rsid="0018f0f5" officeooo:paragraph-rsid="0018f0f5" style:font-weight-asian="bold" style:font-weight-complex="bold"/>
    </style:style>
    <style:style style:name="P22" style:family="paragraph" style:parent-style-name="Standard">
      <style:paragraph-properties fo:line-height="100%"/>
      <style:text-properties style:text-underline-style="none" officeooo:rsid="001f7c99" officeooo:paragraph-rsid="001f7c99"/>
    </style:style>
    <style:style style:name="P23" style:family="paragraph" style:parent-style-name="Standard">
      <style:paragraph-properties fo:line-height="100%"/>
      <style:text-properties style:text-underline-style="none" officeooo:rsid="001f7c99" officeooo:paragraph-rsid="002161d7"/>
    </style:style>
    <style:style style:name="P24" style:family="paragraph" style:parent-style-name="Standard">
      <style:paragraph-properties fo:line-height="100%"/>
      <style:text-properties style:text-underline-style="none" officeooo:rsid="001f7c99" officeooo:paragraph-rsid="00236f2f"/>
    </style:style>
    <style:style style:name="P25" style:family="paragraph" style:parent-style-name="Standard">
      <style:paragraph-properties fo:line-height="100%"/>
      <style:text-properties style:text-underline-style="none" officeooo:rsid="00203704" officeooo:paragraph-rsid="00203704"/>
    </style:style>
    <style:style style:name="P26" style:family="paragraph" style:parent-style-name="Standard">
      <style:paragraph-properties fo:line-height="100%"/>
      <style:text-properties style:text-underline-style="none" officeooo:rsid="00203704" officeooo:paragraph-rsid="002161d7"/>
    </style:style>
    <style:style style:name="P27" style:family="paragraph" style:parent-style-name="Standard">
      <style:paragraph-properties fo:line-height="100%"/>
      <style:text-properties style:text-underline-style="none" officeooo:rsid="00203704" officeooo:paragraph-rsid="00236f2f"/>
    </style:style>
    <style:style style:name="P28" style:family="paragraph" style:parent-style-name="Standard">
      <style:paragraph-properties fo:line-height="100%"/>
      <style:text-properties style:text-underline-style="none" officeooo:rsid="0018f0f5" officeooo:paragraph-rsid="00203704"/>
    </style:style>
    <style:style style:name="P29" style:family="paragraph" style:parent-style-name="Standard">
      <style:paragraph-properties fo:line-height="100%"/>
      <style:text-properties style:text-underline-style="none" officeooo:rsid="0018f0f5" officeooo:paragraph-rsid="00236f2f"/>
    </style:style>
    <style:style style:name="P30" style:family="paragraph" style:parent-style-name="Standard">
      <style:paragraph-properties fo:line-height="100%"/>
      <style:text-properties officeooo:rsid="0021c38d" officeooo:paragraph-rsid="0021c38d"/>
    </style:style>
    <style:style style:name="P31" style:family="paragraph" style:parent-style-name="Standard">
      <style:paragraph-properties fo:line-height="100%"/>
      <style:text-properties officeooo:rsid="0021c38d" officeooo:paragraph-rsid="00236f2f"/>
    </style:style>
    <style:style style:name="P32" style:family="paragraph" style:parent-style-name="Standard">
      <style:paragraph-properties fo:line-height="100%"/>
      <style:text-properties officeooo:rsid="00236f2f" officeooo:paragraph-rsid="00236f2f"/>
    </style:style>
    <style:style style:name="T1" style:family="text">
      <style:text-properties officeooo:rsid="001bd283"/>
    </style:style>
    <style:style style:name="T2" style:family="text">
      <style:text-properties officeooo:rsid="001c0215"/>
    </style:style>
    <style:style style:name="T3" style:family="text">
      <style:text-properties officeooo:rsid="001e671a"/>
    </style:style>
    <style:style style:name="T4" style:family="text">
      <style:text-properties officeooo:rsid="001f7c99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e671a"/>
    </style:style>
    <style:style style:name="T7" style:family="text">
      <style:text-properties style:text-underline-style="solid" style:text-underline-width="auto" style:text-underline-color="font-color" officeooo:rsid="001f7c99"/>
    </style:style>
    <style:style style:name="T8" style:family="text">
      <style:text-properties style:text-underline-style="solid" style:text-underline-width="auto" style:text-underline-color="font-color" officeooo:rsid="0018f0f5"/>
    </style:style>
    <style:style style:name="T9" style:family="text">
      <style:text-properties style:text-underline-style="solid" style:text-underline-width="auto" style:text-underline-color="font-color" officeooo:rsid="00236f2f"/>
    </style:style>
    <style:style style:name="T10" style:family="text">
      <style:text-properties officeooo:rsid="00203704"/>
    </style:style>
    <style:style style:name="T11" style:family="text">
      <style:text-properties officeooo:rsid="002161d7"/>
    </style:style>
    <style:style style:name="T12" style:family="text">
      <style:text-properties officeooo:rsid="0021c38d"/>
    </style:style>
    <style:style style:name="T13" style:family="text">
      <style:text-properties officeooo:rsid="00236f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Site de E-commerce « La chauss’Geek »</text:p>
      <text:p text:style-name="P21">Page<text:span text:style-name="T2"> <text:s text:c="2"/>d’acceuil :</text:span></text:p>
      <text:p text:style-name="P1"><text:s/><text:span text:style-name="T12">Pour desk :</text:span></text:p>
      <text:p text:style-name="P1"/>
      <text:p text:style-name="P12">Header :</text:p>
      <text:p text:style-name="P3"><text:tab/></text:p>
      <text:p text:style-name="P3"><text:tab/>* Les réseaux sociaux, un accès à un formulaire de contact, à une connexion au site <text:span text:style-name="T1">ou page d’inscription pour les nouveaux utilisateurs,</text:span></text:p>
      <text:p text:style-name="P3"/>
      <text:p text:style-name="P2"><text:tab/>*un carrousel d<text:span text:style-name="T1">e dessin</text:span> qui présente les différents modes de livraisons et de paiements .</text:p>
      <text:p text:style-name="P2"/>
      <text:p text:style-name="P2"><text:tab/>*Le logo du site</text:p>
      <text:p text:style-name="P2"/>
      <text:p text:style-name="P2"><text:tab/>*une barre de recherche</text:p>
      <text:p text:style-name="P2"/>
      <text:p text:style-name="P2"><text:tab/>*un panier  avec le nombre d’articles dans le panier, et en passant la sourie dessus on peut visualiser son panier,</text:p>
      <text:p text:style-name="P2"/>
      <text:p text:style-name="P2"><text:tab/>*un block menu avec liste horizontale pour choisir différent thèmes proposé par le site.</text:p>
      <text:p text:style-name="P7">(promotions, chaussettes personnalisées, adulte , enfant /bébé, thèmes , nouveautés)</text:p>
      <text:p text:style-name="P7"/>
      <text:p text:style-name="P14">Body :</text:p>
      <text:p text:style-name="P7"/>
      <text:p text:style-name="P7"><text:tab/>* un fil d’Ariane pour se repérer dans le site</text:p>
      <text:p text:style-name="P7"/>
      <text:p text:style-name="P7"><text:tab/>*Image des produits , avec prix , et en passant la souris sur l’article , <text:span text:style-name="T2">o</text:span>n a la possibilité de <text:span text:style-name="T2">voir le nom de l’article , de choisir dans un menu déroulant la taille , et avec un autre menu déroulant la quantité et de le mettre au panier ou en cliquant sur l’image ( on accède à la page du produit)et on peut voir la description du produit et à coté de la description un menu déroulant pour choisir la taille <text:s/>et mettre l’article au panier.</text:span></text:p>
      <text:p text:style-name="P7"/>
      <text:p text:style-name="P7">Footer :</text:p>
      <text:p text:style-name="P7"/>
      <text:p text:style-name="P7"><text:tab/>* un <text:span text:style-name="T3">co</text:span>ntainer :avec la newsletter <text:s/><text:span text:style-name="T3">avec formulaire pour enregistrer son Email + bouton ok.</text:span></text:p>
      <text:p text:style-name="P7">E<text:span text:style-name="T3">t un button pour remonter <text:s/>en haut de la page d’accueil.</text:span></text:p>
      <text:p text:style-name="P7"/>
      <text:p text:style-name="P8"><text:tab/>* <text:span text:style-name="T3">un container :</text:span><text:span text:style-name="T6"> avec une liste déroulante </text:span><text:span text:style-name="T7">dans chaque rubrique</text:span></text:p>
      <text:p text:style-name="P8"><text:span text:style-name="T6">une rubrique Boutique</text:span><text:span text:style-name="T3"> <text:s/>( Toutes les chaussettes,Promotions, Adultes , Enfants, Thèmes , Nouveautés , Chaussette personnalisées)</text:span></text:p>
      <text:p text:style-name="P8"/>
      <text:p text:style-name="P8"><text:span text:style-name="T7">une rubrique aide</text:span><text:span text:style-name="T4"> : FAQ , livraison ,avec les moyens de paiement, les mentions légales, aide ( retour/échange),email</text:span></text:p>
      <text:p text:style-name="P8"/>
      <text:p text:style-name="P22"><text:span text:style-name="T5">une rubrique</text:span> « qui sommes-nous ? » : notre histoire , boutiques, Nous rejoindre, Presse.</text:p>
      <text:p text:style-name="P22"/>
      <text:p text:style-name="P22">Les logos des réseaux sociaux et le logo du site , <text:span text:style-name="T10">et une liste déroulante de pays pour changer la langue du site.</text:span></text:p>
      <text:p text:style-name="P22"/>
      <text:p text:style-name="P22">Les modes de paiement</text:p>
      <text:p text:style-name="P22"/>
      <text:p text:style-name="P22"/>
      <text:p text:style-name="P22"/>
      <text:p text:style-name="P16"><text:soft-page-break/>La page produit :</text:p>
      <text:p text:style-name="P25"/>
      <text:p text:style-name="P25"><text:tab/><text:span text:style-name="T8">Header :</text:span></text:p>
      <text:p text:style-name="P4"><text:tab/></text:p>
      <text:p text:style-name="P4"><text:tab/>* Les réseaux sociaux, un accès à un formulaire de contact, à une connexion au site <text:span text:style-name="T1">ou page d’inscription pour les nouveaux utilisateurs,</text:span></text:p>
      <text:p text:style-name="P4"/>
      <text:p text:style-name="P4"><text:tab/>*un carrousel d<text:span text:style-name="T1">e dessin</text:span> qui présente les différents modes de livraisons et de paiements .</text:p>
      <text:p text:style-name="P4"/>
      <text:p text:style-name="P4"><text:tab/>*Le logo du site</text:p>
      <text:p text:style-name="P4"/>
      <text:p text:style-name="P4"><text:tab/>*une barre de recherche</text:p>
      <text:p text:style-name="P4"/>
      <text:p text:style-name="P4"><text:tab/>*un panier  avec le nombre d’articles dans le panier, et en passant la sourie dessus on peut visualiser son panier.</text:p>
      <text:p text:style-name="P4"/>
      <text:p text:style-name="P5"><text:tab/>*un block menu avec liste horizontale pour choisir différent thèmes proposé par le site.</text:p>
      <text:p text:style-name="P9">(promotions, chaussettes personnalisées, adulte , enfant /bébé, thèmes , nouveautés)</text:p>
      <text:p text:style-name="P4"/>
      <text:p text:style-name="P4"><text:s/><text:tab/>* <text:span text:style-name="T10">bannière avec une info sur la livraison <text:s/>(fixed sur la page)</text:span></text:p>
      <text:p text:style-name="P28"/>
      <text:p text:style-name="P25"/>
      <text:p text:style-name="P26"><text:tab/>* <text:span text:style-name="T11">description du produit</text:span></text:p>
      <text:p text:style-name="P25"><text:tab/>* Photos du produit choisis en page d’accueil :</text:p>
      <text:p text:style-name="P25"><text:tab/>* photos du produit sous différents angles , avec possibilités en cliquant sur l’image de l’agrandir.</text:p>
      <text:p text:style-name="P25"><text:tab/>* <text:span text:style-name="T11">un menu déroulant pour choisir la pointure , la quantité , la couleur et le mettre au panier.</text:span></text:p>
      <text:p text:style-name="P25"/>
      <text:p text:style-name="P26">* <text:span text:style-name="T11">une section suggestion ( « Vous aimerez aussi ») , avec un carrousel de photos d’article du site , avec un bouton pour faire défiler les images du carrousel.</text:span></text:p>
      <text:p text:style-name="P26"><text:span text:style-name="T11"><text:s/></text:span></text:p>
      <text:p text:style-name="P25"/>
      <text:p text:style-name="P25"/>
      <text:p text:style-name="P9">Footer :</text:p>
      <text:p text:style-name="P9"/>
      <text:p text:style-name="P9"><text:tab/>* un <text:span text:style-name="T3">co</text:span>ntainer :avec la newsletter <text:s/><text:span text:style-name="T3">avec formulaire pour enregistrer son Email + bouton ok.</text:span></text:p>
      <text:p text:style-name="P9">E<text:span text:style-name="T3">t un button pour remonter <text:s/>en haut de la page d’accueil.</text:span></text:p>
      <text:p text:style-name="P9"/>
      <text:p text:style-name="P9"><text:tab/>* <text:span text:style-name="T3">un container :</text:span><text:span text:style-name="T6"> avec une liste déroulante </text:span><text:span text:style-name="T7">dans chaque rubrique</text:span></text:p>
      <text:p text:style-name="P9"><text:span text:style-name="T6">une rubrique Boutique</text:span><text:span text:style-name="T3"> <text:s/>( Toutes les chaussettes,Promotions, Adultes , Enfants, Thèmes , Nouveautés , Chaussette personnalisées)</text:span></text:p>
      <text:p text:style-name="P9"/>
      <text:p text:style-name="P9"><text:span text:style-name="T7">une rubrique aide</text:span><text:span text:style-name="T4"> : FAQ , livraison ,avec les moyens de paiement, les mentions légales, aide ( retour/échange),email</text:span></text:p>
      <text:p text:style-name="P9"/>
      <text:p text:style-name="P23"><text:span text:style-name="T5">une rubrique</text:span> « qui sommes-nous ? » : notre histoire , boutiques, Nous rejoindre, Presse.</text:p>
      <text:p text:style-name="P23"/>
      <text:p text:style-name="P23">Les logos des réseaux sociaux et le logo du site , <text:span text:style-name="T10">et une liste déroulante de pays pour changer la langue du site.</text:span></text:p>
      <text:p text:style-name="P23"/>
      <text:p text:style-name="P23">Les modes de paiement.</text:p>
      <text:p text:style-name="P8"/>
      <text:p text:style-name="P7"><text:soft-page-break/></text:p>
      <text:p text:style-name="P14">P<text:span text:style-name="T12">our Smartphone :</text:span></text:p>
      <text:p text:style-name="P14"/>
      <text:p text:style-name="P7"><text:s/><text:span text:style-name="T13">P</text:span><text:span text:style-name="T9">age d’acceuil :</text:span></text:p>
      <text:p text:style-name="P7"><text:span text:style-name="T9"/></text:p>
      <text:p text:style-name="P14"><text:s/><text:span text:style-name="T12">Header :</text:span></text:p>
      <text:p text:style-name="P10"><text:s text:c="2"/></text:p>
      <text:p text:style-name="P10">* <text:span text:style-name="T12">connexion et contactez_nous,</text:span></text:p>
      <text:p text:style-name="P7"/>
      <text:p text:style-name="P18">Body :</text:p>
      <text:p text:style-name="P30"/>
      <text:p text:style-name="P30">* le logo du site, </text:p>
      <text:p text:style-name="P30">*barre de recherche, </text:p>
      <text:p text:style-name="P30">*barre de panier de produit</text:p>
      <text:p text:style-name="P30"/>
      <text:p text:style-name="P30">en dessous : barre de catégories avec une croix pour accéder au menu déroulant</text:p>
      <text:p text:style-name="P30"><text:tab/> <text:s text:c="7"/>photos de produit</text:p>
      <text:p text:style-name="P30"/>
      <text:p text:style-name="P30">Footer :</text:p>
      <text:p text:style-name="P30"><text:tab/>container :Newsletter +placeholder (votre e-mail)</text:p>
      <text:p text:style-name="P30"><text:tab/>info sur le Paiement sécurise , info sur la livraison</text:p>
      <text:p text:style-name="P30"/>
      <text:p text:style-name="P30"><text:tab/>container : Les réseaux sociaux(logo), contact, mentions légales,livraison.</text:p>
      <text:p text:style-name="P30"/>
      <text:p text:style-name="P32">Page produit :</text:p>
      <text:p text:style-name="P32"/>
      <text:p text:style-name="P20"><text:s/>Header : </text:p>
      <text:p text:style-name="P32"/>
      <text:p text:style-name="P11">* <text:span text:style-name="T12">connexion et contactez_nous,</text:span></text:p>
      <text:p text:style-name="P11"/>
      <text:p text:style-name="P19">Body :</text:p>
      <text:p text:style-name="P31"/>
      <text:p text:style-name="P31">* le logo du site, </text:p>
      <text:p text:style-name="P31">*barre de recherche, </text:p>
      <text:p text:style-name="P31">*barre de panier de produit</text:p>
      <text:p text:style-name="P31"/>
      <text:p text:style-name="P31">en dessous : barre de catégories avec une croix pour accéder au menu déroulant</text:p>
      <text:p text:style-name="P31"><text:tab/> <text:s text:c="7"/>photos de produit</text:p>
      <text:p text:style-name="P31"/>
      <text:p text:style-name="P31">*<text:span text:style-name="T13">Fil d’Ariane( accueil, page du produit,)</text:span></text:p>
      <text:p text:style-name="P7"><text:s/><text:span text:style-name="T13">le nombre de produit trouver</text:span></text:p>
      <text:p text:style-name="P32">description du produit</text:p>
      <text:p text:style-name="P32">photos du produit sous différents angles</text:p>
      <text:p text:style-name="P32">le prix</text:p>
      <text:p text:style-name="P32">mettre au panier</text:p>
      <text:p text:style-name="P32">suggestion de produit</text:p>
      <text:p text:style-name="P32"/>
      <text:p text:style-name="P31">Footer :</text:p>
      <text:p text:style-name="P31"><text:tab/>container :Newsletter +placeholder (votre e-mail)</text:p>
      <text:p text:style-name="P31"><text:tab/>info sur le Paiement sécurise , info sur la livraison</text:p>
      <text:p text:style-name="P31"><text:tab/>container : Les réseaux sociaux(logo), contact, mentions légales,livraison.</text:p>
      <text:p text:style-name="P7"/>
      <text:p text:style-name="P20"><text:soft-page-break/>Pour tablette :</text:p>
      <text:p text:style-name="P7"/>
      <text:p text:style-name="P13">Header :</text:p>
      <text:p text:style-name="P6"><text:tab/></text:p>
      <text:p text:style-name="P6"><text:tab/>* Les réseaux sociaux, un accès à un formulaire de contact, à une connexion au site <text:span text:style-name="T1">ou page d’inscription pour les nouveaux utilisateurs,</text:span></text:p>
      <text:p text:style-name="P6"/>
      <text:p text:style-name="P6"><text:tab/>*un carrousel d<text:span text:style-name="T1">e dessin</text:span> qui présente les différents modes de livraisons et de paiements .</text:p>
      <text:p text:style-name="P6"/>
      <text:p text:style-name="P6"><text:tab/>*Le logo du site</text:p>
      <text:p text:style-name="P6"/>
      <text:p text:style-name="P6"><text:tab/>*une barre de recherche</text:p>
      <text:p text:style-name="P6"/>
      <text:p text:style-name="P6"><text:tab/>*un panier  avec le nombre d’articles dans le panier, et en passant la sourie dessus on peut visualiser son panier,</text:p>
      <text:p text:style-name="P6"/>
      <text:p text:style-name="P6"><text:tab/>*un block menu avec liste horizontale pour choisir différent thèmes proposé par le site.</text:p>
      <text:p text:style-name="P11">(promotions, chaussettes personnalisées, adulte , enfant /bébé, thèmes , nouveautés)</text:p>
      <text:p text:style-name="P11"/>
      <text:p text:style-name="P15">Body :</text:p>
      <text:p text:style-name="P11"/>
      <text:p text:style-name="P11"><text:tab/>* un fil d’Ariane pour se repérer dans le site</text:p>
      <text:p text:style-name="P11"/>
      <text:p text:style-name="P11"><text:tab/>*Image des produits , avec prix , et en passant la souris sur l’article , <text:span text:style-name="T2">o</text:span>n a la possibilité de <text:span text:style-name="T2">voir le nom de l’article , de choisir dans un menu déroulant la taille , et avec un autre menu déroulant la quantité et de le mettre au panier ou en cliquant sur l’image ( on accède à la page du produit)et on peut voir la description du produit et à coté de la description un menu déroulant pour choisir la taille <text:s/>et mettre l’article au panier.</text:span></text:p>
      <text:p text:style-name="P11"/>
      <text:p text:style-name="P11">Footer :</text:p>
      <text:p text:style-name="P11"/>
      <text:p text:style-name="P11"><text:tab/>* un <text:span text:style-name="T3">co</text:span>ntainer :avec la newsletter <text:s/><text:span text:style-name="T3">avec formulaire pour enregistrer son Email + bouton ok.</text:span></text:p>
      <text:p text:style-name="P11">E<text:span text:style-name="T3">t un button pour remonter <text:s/>en haut de la page d’accueil.</text:span></text:p>
      <text:p text:style-name="P11"/>
      <text:p text:style-name="P11"><text:tab/>* <text:span text:style-name="T3">un container :</text:span><text:span text:style-name="T6"> avec une liste déroulante </text:span><text:span text:style-name="T7">dans chaque rubrique</text:span></text:p>
      <text:p text:style-name="P11"><text:span text:style-name="T6">une rubrique Boutique</text:span><text:span text:style-name="T3"> <text:s/>( Toutes les chaussettes,Promotions, Adultes , Enfants, Thèmes , Nouveautés , Chaussette personnalisées)</text:span></text:p>
      <text:p text:style-name="P11"/>
      <text:p text:style-name="P11"><text:span text:style-name="T7">une rubrique aide</text:span><text:span text:style-name="T4"> : FAQ , livraison ,avec les moyens de paiement, les mentions légales, aide ( retour/échange),email</text:span></text:p>
      <text:p text:style-name="P11"/>
      <text:p text:style-name="P24"><text:span text:style-name="T5">une rubrique</text:span> « qui sommes-nous ? » : notre histoire , boutiques, Nous rejoindre, Presse.</text:p>
      <text:p text:style-name="P24"/>
      <text:p text:style-name="P24">Les logos des réseaux sociaux et le logo du site , <text:span text:style-name="T10">et une liste déroulante de pays pour changer la langue du site.</text:span></text:p>
      <text:p text:style-name="P24"/>
      <text:p text:style-name="P24">Les modes de paiement</text:p>
      <text:p text:style-name="P24"/>
      <text:p text:style-name="P24"/>
      <text:p text:style-name="P24"/>
      <text:p text:style-name="P17"/>
      <text:p text:style-name="P17"/>
      <text:p text:style-name="P17"><text:soft-page-break/>La page produit :</text:p>
      <text:p text:style-name="P27"/>
      <text:p text:style-name="P27"><text:tab/><text:span text:style-name="T8">Header :</text:span></text:p>
      <text:p text:style-name="P6"><text:tab/></text:p>
      <text:p text:style-name="P6"><text:tab/>* Les réseaux sociaux, un accès à un formulaire de contact, à une connexion au site <text:span text:style-name="T1">ou page d’inscription pour les nouveaux utilisateurs,</text:span></text:p>
      <text:p text:style-name="P6"/>
      <text:p text:style-name="P6"><text:tab/>*un carrousel d<text:span text:style-name="T1">e dessin</text:span> qui présente les différents modes de livraisons et de paiements .</text:p>
      <text:p text:style-name="P6"/>
      <text:p text:style-name="P6"><text:tab/>*Le logo du site</text:p>
      <text:p text:style-name="P6"/>
      <text:p text:style-name="P6"><text:tab/>*une barre de recherche</text:p>
      <text:p text:style-name="P6"/>
      <text:p text:style-name="P6"><text:tab/>*un panier  avec le nombre d’articles dans le panier, et en passant la sourie dessus on peut visualiser son panier.</text:p>
      <text:p text:style-name="P6"/>
      <text:p text:style-name="P6"><text:tab/>*un block menu avec liste horizontale pour choisir différent thèmes proposé par le site.</text:p>
      <text:p text:style-name="P11">(promotions, chaussettes personnalisées, adulte , enfant /bébé, thèmes , nouveautés)</text:p>
      <text:p text:style-name="P6"/>
      <text:p text:style-name="P6"><text:s/><text:tab/>* <text:span text:style-name="T10">bannière avec une info sur la livraison <text:s/>(fixed sur la page)</text:span></text:p>
      <text:p text:style-name="P29"/>
      <text:p text:style-name="P27"/>
      <text:p text:style-name="P27"><text:tab/>* <text:span text:style-name="T11">description du produit</text:span></text:p>
      <text:p text:style-name="P27"><text:tab/>* Photos du produit choisis en page d’accueil :</text:p>
      <text:p text:style-name="P27"><text:tab/>* photos du produit sous différents angles , avec possibilités en cliquant sur l’image de l’agrandir.</text:p>
      <text:p text:style-name="P27"><text:tab/>* <text:span text:style-name="T11">un menu déroulant pour choisir la pointure , la quantité , la couleur et le mettre au panier.</text:span></text:p>
      <text:p text:style-name="P27"/>
      <text:p text:style-name="P27">* <text:span text:style-name="T11">une section suggestion ( « Vous aimerez aussi ») , avec un carrousel de photos d’article du site , avec un bouton pour faire défiler les images du carrousel.</text:span></text:p>
      <text:p text:style-name="P27"><text:span text:style-name="T11"><text:s/></text:span></text:p>
      <text:p text:style-name="P27"/>
      <text:p text:style-name="P27"/>
      <text:p text:style-name="P11">Footer :</text:p>
      <text:p text:style-name="P11"/>
      <text:p text:style-name="P11"><text:tab/>* un <text:span text:style-name="T3">co</text:span>ntainer :avec la newsletter <text:s/><text:span text:style-name="T3">avec formulaire pour enregistrer son Email + bouton ok.</text:span></text:p>
      <text:p text:style-name="P11">E<text:span text:style-name="T3">t un button pour remonter <text:s/>en haut de la page d’accueil.</text:span></text:p>
      <text:p text:style-name="P11"/>
      <text:p text:style-name="P11"><text:tab/>* <text:span text:style-name="T3">un container :</text:span><text:span text:style-name="T6"> avec une liste déroulante </text:span><text:span text:style-name="T7">dans chaque rubrique</text:span></text:p>
      <text:p text:style-name="P11"><text:span text:style-name="T6">une rubrique Boutique</text:span><text:span text:style-name="T3"> <text:s/>( Toutes les chaussettes,Promotions, Adultes , Enfants, Thèmes , Nouveautés , Chaussette personnalisées)</text:span></text:p>
      <text:p text:style-name="P11"/>
      <text:p text:style-name="P11"><text:span text:style-name="T7">une rubrique aide</text:span><text:span text:style-name="T4"> : FAQ , livraison ,avec les moyens de paiement, les mentions légales, aide ( retour/échange),email</text:span></text:p>
      <text:p text:style-name="P11"/>
      <text:p text:style-name="P24"><text:span text:style-name="T5">une rubrique</text:span> « qui sommes-nous ? » : notre histoire , boutiques, Nous rejoindre, Presse.</text:p>
      <text:p text:style-name="P24"/>
      <text:p text:style-name="P24">Les logos des réseaux sociaux et le logo du site , <text:span text:style-name="T10">et une liste déroulante de pays pour changer la langue du site.</text:span></text:p>
      <text:p text:style-name="P24"/>
      <text:p text:style-name="P24">Les modes de paiement.</text:p>
      <text:p text:style-name="P11"/>
      <text:p text:style-name="P2"><text:soft-page-break/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0:21:00.122000000</meta:creation-date>
    <dc:date>2019-09-17T12:21:10.444000000</dc:date>
    <meta:editing-duration>PT40M12S</meta:editing-duration>
    <meta:editing-cycles>6</meta:editing-cycles>
    <meta:generator>LibreOffice/6.2.5.2$Windows_X86_64 LibreOffice_project/1ec314fa52f458adc18c4f025c545a4e8b22c159</meta:generator>
    <meta:document-statistic meta:table-count="0" meta:image-count="0" meta:object-count="0" meta:page-count="6" meta:paragraph-count="133" meta:word-count="1393" meta:character-count="8199" meta:non-whitespace-character-count="6772"/>
  </office:meta>
</office:document-meta>
</file>